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B" style:family="table-column">
      <style:table-column-properties style:column-width="2.932cm" style:rel-column-width="109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6da" officeooo:paragraph-rsid="000d16da"/>
    </style:style>
    <style:style style:name="P2" style:family="paragraph" style:parent-style-name="Text_20_body">
      <style:text-properties officeooo:rsid="000d1706" officeooo:paragraph-rsid="000d1706"/>
    </style:style>
    <style:style style:name="P3" style:family="paragraph" style:parent-style-name="Text_20_body">
      <style:paragraph-properties fo:break-before="page"/>
      <style:text-properties officeooo:rsid="000d1706" officeooo:paragraph-rsid="000d1706"/>
    </style:style>
    <style:style style:name="P4" style:family="paragraph" style:parent-style-name="Title">
      <style:text-properties officeooo:rsid="000d16da" officeooo:paragraph-rsid="000d16da"/>
    </style:style>
    <style:style style:name="P5" style:family="paragraph" style:parent-style-name="Subtitle">
      <style:text-properties officeooo:rsid="000d16da" officeooo:paragraph-rsid="000d16da"/>
    </style:style>
    <style:style style:name="P6" style:family="paragraph" style:parent-style-name="Heading_20_1">
      <style:paragraph-properties fo:break-before="page"/>
      <style:text-properties officeooo:rsid="001115fd" officeooo:paragraph-rsid="001115fd"/>
    </style:style>
    <style:style style:name="P7" style:family="paragraph" style:parent-style-name="Table_20_Contents">
      <style:text-properties officeooo:rsid="000d1706" officeooo:paragraph-rsid="000d1706"/>
    </style:style>
    <style:style style:name="P8" style:family="paragraph" style:parent-style-name="Table_20_Contents">
      <style:text-properties officeooo:rsid="000ed650" officeooo:paragraph-rsid="000ed650"/>
    </style:style>
    <style:style style:name="P9" style:family="paragraph" style:parent-style-name="Table_20_Contents">
      <style:text-properties officeooo:rsid="000ed650" officeooo:paragraph-rsid="000f5658"/>
    </style:style>
    <style:style style:name="P10" style:family="paragraph" style:parent-style-name="Table_20_Contents">
      <style:text-properties officeooo:rsid="000ed650" officeooo:paragraph-rsid="0010da90"/>
    </style:style>
    <style:style style:name="P11" style:family="paragraph" style:parent-style-name="Table_20_Contents">
      <style:text-properties officeooo:rsid="00117046" officeooo:paragraph-rsid="00117046"/>
    </style:style>
    <style:style style:name="P12" style:family="paragraph" style:parent-style-name="Table_20_Contents">
      <style:text-properties officeooo:rsid="0013423e" officeooo:paragraph-rsid="0013423e"/>
    </style:style>
    <style:style style:name="P13" style:family="paragraph" style:parent-style-name="Table_20_Contents">
      <style:text-properties officeooo:rsid="0013f468" officeooo:paragraph-rsid="0013f468"/>
    </style:style>
    <style:style style:name="P14" style:family="paragraph" style:parent-style-name="Table_20_Contents">
      <style:text-properties officeooo:rsid="0014e852" officeooo:paragraph-rsid="0014e852"/>
    </style:style>
    <style:style style:name="T1" style:family="text">
      <style:text-properties officeooo:rsid="000f5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2 – Scalable Servers</text:p>
      <text:p text:style-name="P4">Testing Document</text:p>
      <text:p text:style-name="P5">Ben Soer</text:p>
      <text:p text:style-name="P5">A00843110</text:p>
      <text:p text:style-name="P1"/>
      <text:p text:style-name="P1"/>
      <text:p text:style-name="P3">Table Of Contents</text:p>
      <text:p text:style-name="P2"/>
      <text:p text:style-name="P2"/>
      <text:h text:style-name="P6" text:outline-level="1">Test Summary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7">Test #</text:p>
          </table:table-cell>
          <table:table-cell table:style-name="Table1.A1" office:value-type="string">
            <text:p text:style-name="P7">Project</text:p>
          </table:table-cell>
          <table:table-cell table:style-name="Table1.A1" office:value-type="string">
            <text:p text:style-name="P7">Test Procedure</text:p>
          </table:table-cell>
          <table:table-cell table:style-name="Table1.A1" office:value-type="string">
            <text:p text:style-name="P7">Parameters</text:p>
          </table:table-cell>
          <table:table-cell table:style-name="Table1.A1" office:value-type="string">
            <text:p text:style-name="P7">Expected Outcome</text:p>
          </table:table-cell>
          <table:table-cell table:style-name="Table1.F1" office:value-type="string">
            <text:p text:style-name="P7">Actual Outcome</text:p>
          </table:table-cell>
        </table:table-row>
        <table:table-row>
          <table:table-cell table:style-name="Table1.A2" office:value-type="string">
            <text:p text:style-name="P13">T_T1</text:p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P8">Execute Client Against Server</text:p>
          </table:table-cell>
          <table:table-cell table:style-name="Table1.A2" office:value-type="string">
            <text:p text:style-name="P9"><text:span text:style-name="T1">1 Machine </text:span></text:p>
            <text:p text:style-name="P9">1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3">T_T2</text:p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4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3">T_T3</text:p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3">T_T4</text:p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3">T_T5</text:p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2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3000 Connections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4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5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Traditio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6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S_T1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8">Execute Client Against Server</text:p>
          </table:table-cell>
          <table:table-cell table:style-name="Table1.A2" office:value-type="string">
            <text:p text:style-name="P9"><text:span text:style-name="T1">1 Machine </text:span></text:p>
            <text:p text:style-name="P9">1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2">S_T2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4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2">S_T3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2">S_T4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2">S_T5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2">S_T6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2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2">S_T7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3000 Connections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S_T8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4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S_T9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5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S_T10</text:p>
          </table:table-cell>
          <table:table-cell table:style-name="Table1.A2" office:value-type="string">
            <text:p text:style-name="P11">Selec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6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E_T1</text:p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P8">Execute Client Against Server</text:p>
          </table:table-cell>
          <table:table-cell table:style-name="Table1.A2" office:value-type="string">
            <text:p text:style-name="P9"><text:span text:style-name="T1">1 Machine </text:span></text:p>
            <text:p text:style-name="P9">1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4">E_T2</text:p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4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4">E_T3</text:p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4">E_T4</text:p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P14">E_T5</text:p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P10">Execute Client Against Server</text:p>
          </table:table-cell>
          <table:table-cell table:style-name="Table1.A2" office:value-type="string">
            <text:p text:style-name="P9"><text:span text:style-name="T1">1 Machine</text:span></text:p>
            <text:p text:style-name="P9">1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P10">System Stabl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2000 Connections</text:p>
          </table:table-cell>
          <table:table-cell table:style-name="Table1.A2" office:value-type="string">
            <text:p text:style-name="P8">System Stable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3000 Connections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<text:span text:style-name="T1">1 Machine</text:span></text:p>
            <text:p text:style-name="P9">4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5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1">Epol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6000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2-12T09:10:45.534408452</meta:creation-date>
    <dc:date>2016-02-12T10:34:51.834115271</dc:date>
    <dc:creator>Ben Soer</dc:creator>
    <meta:editing-duration>PT1H24M3S</meta:editing-duration>
    <meta:editing-cycles>10</meta:editing-cycles>
    <meta:generator>LibreOffice/4.4.7.2$Linux_X86_64 LibreOffice_project/40$Build-2</meta:generator>
    <meta:document-statistic meta:table-count="1" meta:image-count="0" meta:object-count="0" meta:page-count="4" meta:paragraph-count="164" meta:word-count="298" meta:character-count="1879" meta:non-whitespace-character-count="1741"/>
  </office:meta>
</office:document-meta>
</file>